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_20__28_Rounded_29_" svg:stroke-color="#800080" draw:stroke-linejoin="none" svg:stroke-linecap="round" draw:fill-color="#ffffff" draw:textarea-horizontal-align="justify" draw:textarea-vertical-align="top" draw:auto-grow-height="false" fo:min-height="17.75cm" fo:min-width="19.75cm"/>
      <style:paragraph-properties style:writing-mode="lr-tb"/>
    </style:style>
    <style:style style:name="gr2" style:family="graphic" style:parent-style-name="standard">
      <style:graphic-properties draw:stroke="dash" draw:stroke-dash="Long_20_Dash_20__28_Rounded_29_" svg:stroke-color="#800080" svg:stroke-linecap="round" draw:fill-color="#ffffff" draw:textarea-horizontal-align="justify" draw:textarea-vertical-align="top" draw:auto-grow-height="false" fo:min-height="7cm" fo:min-width="6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34cm" fo:min-width="3.036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34cm" fo:min-width="2.3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34cm" fo:min-width="1.798cm"/>
      <style:paragraph-properties style:writing-mode="lr-tb"/>
    </style:style>
    <style:style style:name="gr6" style:family="graphic" style:parent-style-name="standard">
      <style:graphic-properties svg:stroke-color="#00a933" draw:fill-color="#ffffff" draw:textarea-horizontal-align="justify" draw:textarea-vertical-align="middle" draw:auto-grow-height="false" fo:min-height="1.25cm" fo:min-width="3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top"/>
      <style:paragraph-properties style:writing-mode="lr-tb"/>
    </style:style>
    <style:style style:name="gr8" style:family="graphic" style:parent-style-name="standard">
      <style:graphic-properties svg:stroke-color="#2a6099" draw:fill-color="#ffffff" draw:textarea-horizontal-align="justify" draw:textarea-vertical-align="middle" draw:auto-grow-height="false" fo:min-height="0.634cm" fo:min-width="2.506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634cm" fo:min-width="2.86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34cm" fo:min-width="3.566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top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bottom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botto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bottom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3" draw:marker-end-width="0.3cm" draw:fill="none" draw:textarea-vertical-align="top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342cm" fo:min-width="1.286cm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objectwithoutfill">
      <style:graphic-properties draw:marker-end="Arrowheads_20_15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634cm" fo:min-width="2.699cm"/>
      <style:paragraph-properties style:writing-mode="lr-tb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</style:style>
    <style:style style:name="gr25" style:family="graphic" style:parent-style-name="objectwithoutfill">
      <style:graphic-properties draw:marker-end="Arrowheads_20_18" draw:marker-end-width="0.3cm" draw:fill="none" draw:textarea-vertical-align="middle"/>
    </style:style>
    <style:style style:name="gr26" style:family="graphic" style:parent-style-name="objectwithoutfill">
      <style:graphic-properties draw:marker-end="Arrowheads_20_19" draw:marker-end-width="0.3cm" draw:fill="none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top="0cm" fo:margin-bottom="0cm" fo:text-align="center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margin-top="0cm" fo:margin-bottom="0cm"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none"/>
      <style:paragraph-properties fo:margin-top="0cm" fo:margin-bottom="0cm" fo:text-align="center"/>
      <style:text-properties fo:font-size="12pt" style:font-size-asian="12pt" style:font-size-complex="12pt"/>
    </style:style>
    <style:style style:name="P11" style:family="paragraph">
      <style:paragraph-properties fo:margin-left="1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cm" fo:margin-bottom="0cm" fo:text-align="center"/>
    </style:style>
    <style:style style:name="P14" style:family="paragraph"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25cm" svg:height="18cm" svg:x="8.25cm" svg:y="1.5cm">
          <text:p text:style-name="P1">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75cm" svg:height="7.25cm" svg:x="1.25cm" svg:y="1.5cm">
          <text:p text:style-name="P3">Lapt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3" draw:id="id3" draw:layer="layout" svg:width="5cm" svg:height="1.25cm" svg:x="2cm" svg:y="5.25cm">
          <text:p text:style-name="P5"><text:span text:style-name="T1">p3at_op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" draw:id="id1" draw:layer="layout" svg:width="4cm" svg:height="1.25cm" svg:x="19cm" svg:y="3.25cm">
          <text:p text:style-name="P7"><text:span text:style-name="T1">p3at_dr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3.25cm" svg:height="1.25cm" svg:x="24.5cm" svg:y="9.25cm">
          <text:p text:style-name="P5"><text:span text:style-name="T1">RosAr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3.5cm" svg:height="1.5cm" svg:x="2.75cm" svg:y="10.25cm">
          <text:p text:style-name="P3"><text:span text:style-name="T1">Keyboard/controller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23cm" svg:y1="3.875cm" svg:x2="26.125cm" svg:y2="9.25cm" draw:start-shape="id1" draw:start-glue-point="10" draw:end-shape="id2" draw:end-glue-point="4" svg:d="M23000 3875h3125v5375" svg:viewBox="0 0 3126 5376">
          <text:p text:style-name="P9"><text:span text:style-name="T2">/RosAria/cmd_vel</text:span></text:p>
          <text:p text:style-name="P9"><text:span text:style-name="T2"/></text:p>
        </draw:connector>
        <draw:custom-shape draw:style-name="gr8" draw:text-style-name="P8" xml:id="id6" draw:id="id6" draw:layer="layout" svg:width="4.25cm" svg:height="1.25cm" svg:x="18.75cm" svg:y="16.25cm">
          <text:p text:style-name="P7"><text:span text:style-name="T1">p3at_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5" draw:id="id5" draw:layer="layout" svg:width="4.75cm" svg:height="1.25cm" svg:x="18.5cm" svg:y="12.75cm">
          <text:p text:style-name="P7"><text:span text:style-name="T1">p3at_pos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4" draw:id="id4" draw:layer="layout" svg:width="5.75cm" svg:height="1.25cm" svg:x="12cm" svg:y="6.75cm">
          <text:p text:style-name="P7"><text:span text:style-name="T1">p3at_path_plann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12" draw:layer="layout" svg:x1="6.268cm" svg:y1="5.433cm" svg:x2="12.842cm" svg:y2="6.933cm" draw:start-shape="id3" draw:start-glue-point="11" draw:end-shape="id4" draw:end-glue-point="5" svg:d="M6268 5433v-684h6574v2184" svg:viewBox="0 0 6575 2185">
          <text:p text:style-name="P11"><text:span text:style-name="T2">/p3at/keep_alive</text:span></text:p>
        </draw:connector>
        <draw:connector draw:style-name="gr12" draw:text-style-name="P12" draw:layer="layout" svg:x1="26.125cm" svg:y1="10.5cm" svg:x2="23.25cm" svg:y2="13.375cm" draw:start-shape="id2" draw:start-glue-point="8" draw:end-shape="id5" draw:end-glue-point="10" svg:d="M26125 10500v2875h-2875" svg:viewBox="0 0 2876 2876">
          <text:p text:style-name="P9"><text:span text:style-name="T2">/RosAria/pose</text:span></text:p>
        </draw:connector>
        <draw:connector draw:style-name="gr13" draw:text-style-name="P12" draw:layer="layout" svg:x1="18.5cm" svg:y1="13.375cm" svg:x2="16.908cm" svg:y2="7.817cm" draw:start-shape="id5" draw:start-glue-point="6" draw:end-shape="id4" draw:end-glue-point="9" svg:d="M18500 13375h-1592v-5558" svg:viewBox="0 0 1593 5559">
          <text:p text:style-name="P9"><text:span text:style-name="T2">/p3at/position</text:span></text:p>
        </draw:connector>
        <draw:connector draw:style-name="gr14" draw:text-style-name="P13" draw:layer="layout" svg:x1="16.908cm" svg:y1="6.933cm" svg:x2="19cm" svg:y2="3.875cm" draw:start-shape="id4" draw:start-glue-point="11" draw:end-shape="id1" draw:end-glue-point="6" svg:d="M16908 6933v-3058h2092" svg:viewBox="0 0 2093 3059">
          <text:p/>
        </draw:connector>
        <draw:connector draw:style-name="gr15" draw:text-style-name="P12" draw:layer="layout" svg:x1="6.268cm" svg:y1="6.317cm" svg:x2="12cm" svg:y2="7.375cm" draw:start-shape="id3" draw:start-glue-point="9" draw:end-shape="id4" draw:end-glue-point="6" svg:d="M6268 6317v1058h5732" svg:viewBox="0 0 5733 1059">
          <text:p text:style-name="P14"><text:span text:style-name="T2">/p3at/manual_cmd</text:span></text:p>
        </draw:connector>
        <draw:connector draw:style-name="gr16" draw:text-style-name="P13" draw:layer="layout" svg:x1="20.875cm" svg:y1="16.25cm" svg:x2="20.875cm" svg:y2="14cm" draw:start-shape="id6" draw:start-glue-point="4" draw:end-shape="id5" draw:end-glue-point="8" svg:d="M20875 16250v-2250" svg:viewBox="0 0 1 2251">
          <text:p/>
        </draw:connector>
        <draw:connector draw:style-name="gr17" draw:text-style-name="P13" draw:layer="layout" svg:x1="4.5cm" svg:y1="10.25cm" svg:x2="4.5cm" svg:y2="6.5cm" draw:start-shape="id7" draw:start-glue-point="0" draw:end-shape="id3" draw:end-glue-point="8" svg:d="M4500 10250v-3750" svg:viewBox="0 0 1 3751">
          <text:p/>
        </draw:connector>
        <draw:connector draw:style-name="gr18" draw:text-style-name="P12" draw:layer="layout" svg:x1="7cm" svg:y1="5.875cm" svg:x2="12.842cm" svg:y2="6.933cm" draw:start-shape="id3" draw:start-glue-point="10" draw:end-shape="id4" draw:end-glue-point="5" svg:d="M7000 5875h5842v1058" svg:viewBox="0 0 5843 1059">
          <text:p text:style-name="P9"><text:span text:style-name="T2">/p3at/waypoints</text:span></text:p>
        </draw:connector>
        <draw:custom-shape draw:style-name="gr19" draw:text-style-name="P8" xml:id="id8" draw:id="id8" draw:layer="layout" svg:width="2.526cm" svg:height="2.25cm" svg:x="10.5cm" svg:y="15.75cm">
          <text:p text:style-name="P7"><text:span text:style-name="T1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svg:x1="13.026cm" svg:y1="16.875cm" svg:x2="18.75cm" svg:y2="16.875cm" draw:start-shape="id8" draw:start-glue-point="10" draw:end-shape="id6" draw:end-glue-point="6" svg:d="M13026 16875h5724" svg:viewBox="0 0 5725 1">
          <text:p/>
        </draw:connector>
        <draw:custom-shape draw:style-name="gr6" draw:text-style-name="P6" xml:id="id9" draw:id="id9" draw:layer="layout" svg:width="3.5cm" svg:height="1.5cm" svg:x="2cm" svg:y="2.75cm">
          <text:p text:style-name="P3"><text:span text:style-name="T1">Waypoint File</text:span></text:p>
          <draw:enhanced-geometry svg:viewBox="0 0 21600 21600" draw:type="rectangle" draw:enhanced-path="M 0 0 L 21600 0 21600 21600 0 21600 0 0 Z N"/>
        </draw:custom-shape>
        <draw:connector draw:style-name="gr21" draw:text-style-name="P13" draw:layer="layout" svg:x1="3.75cm" svg:y1="4.25cm" svg:x2="4.5cm" svg:y2="5.25cm" draw:start-shape="id9" draw:start-glue-point="2" draw:end-shape="id3" draw:end-glue-point="4" svg:d="M3750 4250v500h750v500" svg:viewBox="0 0 751 1001">
          <text:p/>
        </draw:connector>
        <draw:custom-shape draw:style-name="gr22" draw:text-style-name="P8" xml:id="id10" draw:id="id10" draw:layer="layout" svg:width="4.523cm" svg:height="1.25cm" svg:x="9.5cm" svg:y="11.75cm">
          <text:p text:style-name="P7"><text:span text:style-name="T1">p3at_dis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svg:x1="12.842cm" svg:y1="7.817cm" svg:x2="11.762cm" svg:y2="11.75cm" draw:start-shape="id4" draw:start-glue-point="7" draw:end-shape="id10" draw:end-glue-point="4" svg:d="M12842 7817v2059h-1080v1874" svg:viewBox="0 0 1081 3934">
          <text:p/>
        </draw:connector>
        <draw:connector draw:style-name="gr24" draw:text-style-name="P13" draw:layer="layout" svg:x1="11.762cm" svg:y1="13cm" svg:x2="11.763cm" svg:y2="15.75cm" draw:start-shape="id10" draw:start-glue-point="8" draw:end-shape="id8" draw:end-glue-point="4" svg:d="M11762 13000v1376h1v1374" svg:viewBox="0 0 2 2751">
          <text:p/>
        </draw:connector>
        <draw:custom-shape draw:style-name="gr4" draw:text-style-name="P8" xml:id="id11" draw:id="id11" draw:layer="layout" svg:width="4cm" svg:height="1.25cm" svg:x="19.5cm" svg:y="6.75cm">
          <text:p text:style-name="P7"><text:span text:style-name="T1">p3at_lid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3" draw:layer="layout" svg:x1="24.976cm" svg:y1="9.433cm" svg:x2="23.5cm" svg:y2="7.375cm" draw:start-shape="id2" draw:start-glue-point="5" draw:end-shape="id11" draw:end-glue-point="10" svg:d="M24976 9433v-2058h-1476" svg:viewBox="0 0 1477 2059">
          <text:p/>
        </draw:connector>
        <draw:connector draw:style-name="gr26" draw:text-style-name="P13" draw:layer="layout" svg:x1="19.5cm" svg:y1="7.375cm" svg:x2="17.75cm" svg:y2="7.375cm" draw:start-shape="id11" draw:start-glue-point="6" draw:end-shape="id4" draw:end-glue-point="10" svg:d="M19500 7375h-1750" svg:viewBox="0 0 175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22:13:45.990000000</meta:creation-date>
    <dc:date>2022-05-19T23:16:00.898000000</dc:date>
    <meta:editing-duration>PT21M28S</meta:editing-duration>
    <meta:editing-cycles>6</meta:editing-cycles>
    <meta:generator>LibreOffice/7.3.1.3$Windows_X86_64 LibreOffice_project/a69ca51ded25f3eefd52d7bf9a5fad8c90b87951</meta:generator>
    <meta:document-statistic meta:object-count="28"/>
  </office:meta>
</office:document-meta>
</file>